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here generation</text:p>
      <text:p text:style-name="P2">The generation of the points required to represent a sphere was the most difficult thing for this project.</text:p>
      <text:p text:style-name="P2">The objective of our project was to make the model of the sun, moon and earth including the rotating effects. For the representation of the objects in 3D graphics system, a matrix has to be created, and the sample points of the objects needs to be placed in the matrix so that, joining them would create the actual view of the object.</text:p>
      <text:p text:style-name="P2"><text:tab/>The coordinates in 3D could be calculated easily by modeling the sphere in the spherical coordinate system. The radius of the sphere is supposed to be R and the angle made by the line joining the center and the point <text:s/>with x axis towards y axis is phi, and the angle made towards the z axis clockwise is theta. Then the coordinates in cartesian form are calculated to be </text:p>
      <text:p text:style-name="P2">(R*cos(phi)*cos(theta),R*sin(phi),R*cos(phi)*sin(theta))</text:p>
      <text:p text:style-name="P2">Thus for a given center and given Radius , a points matrix is created, with the above formula. </text:p>
      <text:p text:style-name="P2">Now , joining the points of each rows, horizontally creates the latitudes, and joining the points of each colums creates the longitudes. This action gives the full view of the sphere in parallel projection system.</text:p>
      <text:p text:style-name="P2">In the third step, we build different methods to manipulate the point matrix , so that it produce the effects of rotation, about different axis, and also to calculate the projection points, so that more realistic view is obtained.</text:p>
      <text:p text:style-name="P2">In this way, the bottom level operations to represent a three dimensional object was finished. The next challenge was to utilize the bottom level methods, to combine them and to create a system, where they react with respect to the other systems of the universe. There are three objects, The sun, the moon and the earth. They have to be arranged so that they should parallely rotate and also revolve around each other properly simulating the real system.</text:p>
      <text:p text:style-name="P2"/>
      <text:p text:style-name="P2"/>
      <text:p text:style-name="P2"/>
      <text:p text:style-name="P2">Rotation--</text:p>
      <text:p text:style-name="P2">The idea of three dimensional rotation is similar to the 2D rotation, since the value of the coordinate did not change about which axis the coordinate is rotating. For example , if a point is rotating about the z axis , then the z coordinate will not change and it becomes similar like the point is moving about a circle in xy plane. If the sphere's points are rotated about it's center, then it is called rotation about it's axis. If the points are made to rotate about some other point outside the sphere, it is called revolution about that po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EM user)</meta:initial-creator>
    <meta:creation-date>2011-08-22T21:03:33</meta:creation-date>
    <meta:document-statistic meta:table-count="0" meta:image-count="0" meta:object-count="0" meta:page-count="1" meta:paragraph-count="11" meta:word-count="424" meta:character-count="2436"/>
    <dc:date>2011-08-22T21:38:55</dc:date>
    <dc:creator>OEM user)</dc:creator>
    <meta:editing-duration>PT00H01M10S</meta:editing-duration>
    <meta:editing-cycles>1</meta:editing-cycles>
    <meta:generator>OpenOffice.org/3.1$Linux OpenOffice.org_project/310m19$Build-9420</meta:generator>
  </office:meta>
</office:document-meta>
</file>